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mm" svg:height="90.05mm" svg:x="186.04mm" svg:y="0mm">
            <loext:p draw:notify-on-update-of-ranges="Sheet1.A1:Sheet1.A1 Sheet1.A2:Sheet1.A7 Sheet1.B1:Sheet1.B1 Sheet1.B2:Sheet1.B7 Sheet1.F1:Sheet1.F1 Sheet1.F2:Sheet1.F7 Sheet1.C1:Sheet1.C1 Sheet1.C2:Sheet1.C7 Sheet1.D1:Sheet1.D1 Sheet1.D2:Sheet1.D7 Sheet1.E1:Sheet1.E1 Sheet1.E2:Sheet1.E7 Sheet1.G1:Sheet1.G1 Sheet1.G2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mm" svg:height="90.05mm" svg:x="23.94mm" svg:y="94.29mm">
            <loext:p draw:notify-on-update-of-ranges="Sheet1.A1:Sheet1.A1 Sheet1.A2:Sheet1.A7 Sheet1.C1:Sheet1.C1 Sheet1.C2:Sheet1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62mm" svg:height="89.51mm" svg:x="191.54mm" svg:y="94.56mm">
            <loext:p draw:notify-on-update-of-ranges="Sheet1.A1:Sheet1.A1 Sheet1.A2:Sheet1.A7 Sheet1.B1:Sheet1.B1 Sheet1.B2:Sheet1.B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89mm" svg:height="90.04mm" svg:x="52.29mm" svg:y="189.92mm">
            <loext:p draw:notify-on-update-of-ranges="Sheet1.A1:Sheet1.A1 Sheet1.A2:Sheet1.A7 Sheet1.D1:Sheet1.D1 Sheet1.D2:Sheet1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engagements</text:p>
          </table:table-cell>
          <table:table-cell office:value-type="string" calcext:value-type="string">
            <text:p>engagement rate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likes</text:p>
          </table:table-cell>
        </table:table-row>
        <table:table-row table:style-name="ro1">
          <table:table-cell office:value-type="string" calcext:value-type="string">
            <text:p>2017-09-02 09:39 +000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657894736842105" calcext:value-type="float">
            <text:p>0.006578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2 09:37 +000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091743119266055" calcext:value-type="float">
            <text:p>0.0091743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2 09:33 +00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99009900990099" calcext:value-type="float">
            <text:p>0.009900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2 09:29 +000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.0173913043478261" calcext:value-type="float">
            <text:p>0.0173913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2 08:54 +00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212765957446808" calcext:value-type="float">
            <text:p>0.0212765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25 21:05 +0000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0.0114068441064639" calcext:value-type="float">
            <text:p>0.0114068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0:30:37.646285829</meta:creation-date>
    <dc:date>2017-09-06T20:53:34.334766234</dc:date>
    <meta:editing-duration>PT12M45S</meta:editing-duration>
    <meta:editing-cycles>2</meta:editing-cycles>
    <meta:generator>LibreOffice/5.1.6.2$Linux_X86_64 LibreOffice_project/10m0$Build-2</meta:generator>
    <meta:document-statistic meta:table-count="1" meta:cell-count="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column-mapping="0 4 1 2 3 5" chart:style-name="ch1">
        <chart:legend chart:legend-position="end" svg:x="12.081cm" svg:y="2.959cm" style:legend-expansion="high" chart:style-name="ch2"/>
        <chart:plot-area chart:style-name="ch3" table:cell-range-address="Sheet1.A1:Sheet1.G7" chart:data-source-has-labels="both" svg:x="0.257cm" svg:y="0.641cm" svg:width="10.755cm" svg:height="8.641cm">
          <chartooo:coordinate-region svg:x="2.292cm" svg:y="0.84cm" svg:width="8.72cm" svg:height="5.292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7" chart:label-cell-address="Sheet1.B1:Sheet1.B1" chart:class="chart:bar">
            <chart:data-point chart:repeated="6"/>
          </chart:series>
          <chart:series chart:attached-axis="secondary-y" chart:style-name="ch9" chart:values-cell-range-address="Sheet1.F2:Sheet1.F7" chart:label-cell-address="Sheet1.F1:Sheet1.F1" chart:class="chart:bar">
            <chart:data-point chart:repeated="6"/>
          </chart:series>
          <chart:series chart:attached-axis="secondary-y" chart:style-name="ch10" chart:values-cell-range-address="Sheet1.C2:Sheet1.C7" chart:label-cell-address="Sheet1.C1:Sheet1.C1" chart:class="chart:bar">
            <chart:data-point chart:repeated="6"/>
          </chart:series>
          <chart:series chart:attached-axis="primary-y" chart:style-name="ch11" chart:values-cell-range-address="Sheet1.D2:Sheet1.D7" chart:label-cell-address="Sheet1.D1:Sheet1.D1" chart:class="chart:bar">
            <chart:data-point chart:repeated="6"/>
          </chart:series>
          <chart:series chart:attached-axis="primary-y" chart:style-name="ch12" chart:values-cell-range-address="Sheet1.E2:Sheet1.E7" chart:label-cell-address="Sheet1.E1:Sheet1.E1" chart:class="chart:bar">
            <chart:data-point chart:repeated="6"/>
          </chart:series>
          <chart:series chart:attached-axis="primary-y" chart:style-name="ch13" chart:values-cell-range-address="Sheet1.G2:Sheet1.G7" chart:label-cell-address="Sheet1.G1:Sheet1.G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essions</text:p>
                <draw:g>
                  <svg:desc>Sheet1.B1:Sheet1.B1</svg:desc>
                </draw:g>
              </table:table-cell>
              <table:table-cell office:value-type="string">
                <text:p>replies</text:p>
                <draw:g>
                  <svg:desc>Sheet1.F1:Sheet1.F1</svg:desc>
                </draw:g>
              </table:table-cell>
              <table:table-cell office:value-type="string">
                <text:p>engagements</text:p>
                <draw:g>
                  <svg:desc>Sheet1.C1:Sheet1.C1</svg:desc>
                </draw:g>
              </table:table-cell>
              <table:table-cell office:value-type="string">
                <text:p>engagement rate</text:p>
                <draw:g>
                  <svg:desc>Sheet1.D1:Sheet1.D1</svg:desc>
                </draw:g>
              </table:table-cell>
              <table:table-cell office:value-type="string">
                <text:p>retweets</text:p>
                <draw:g>
                  <svg:desc>Sheet1.E1:Sheet1.E1</svg:desc>
                </draw:g>
              </table:table-cell>
              <table:table-cell office:value-type="string">
                <text:p>like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2 09:39 +0000</text:p>
                <draw:g>
                  <svg:desc>Sheet1.A2:Sheet1.A7</svg:desc>
                </draw:g>
              </table:table-cell>
              <table:table-cell office:value-type="float" office:value="152">
                <text:p>152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F2:Sheet1.F7</svg:desc>
                </draw:g>
              </table:table-cell>
              <table:table-cell office:value-type="float" office:value="1">
                <text:p>1</text:p>
                <draw:g>
                  <svg:desc>Sheet1.C2:Sheet1.C7</svg:desc>
                </draw:g>
              </table:table-cell>
              <table:table-cell office:value-type="float" office:value="0.00657894736842105">
                <text:p>0.00657894736842105</text:p>
                <draw:g>
                  <svg:desc>Sheet1.D2:Sheet1.D7</svg:desc>
                </draw:g>
              </table:table-cell>
              <table:table-cell office:value-type="float" office:value="0">
                <text:p>0</text:p>
                <draw:g>
                  <svg:desc>Sheet1.E2:Sheet1.E7</svg:desc>
                </draw:g>
              </table:table-cell>
              <table:table-cell office:value-type="float" office:value="1">
                <text:p>1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017-09-02 09:37 +000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9-02 09:33 +000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9:29 +0000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173913043478261">
                <text:p>0.01739130434782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8:54 +000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8-25 21:05 +0000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114068441064639">
                <text:p>0.011406844106463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63cm" svg:height="8.952cm" xlink:href=".." xlink:type="simple" chart:class="chart:bar" chart:style-name="ch1">
        <chart:legend chart:legend-position="end" svg:x="13.356cm" svg:y="4.177cm" style:legend-expansion="high" chart:style-name="ch2"/>
        <chart:plot-area chart:style-name="ch3" table:cell-range-address="Sheet1.A1:Sheet1.B7" chart:data-source-has-labels="both" svg:x="0.319cm" svg:y="0.179cm" svg:width="12.718cm" svg:height="8.594cm">
          <chartooo:coordinate-region svg:x="2.145cm" svg:y="0.179cm" svg:width="10.892cm" svg:height="5.245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ess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2 09:39 +0000</text:p>
                <draw:g>
                  <svg:desc>Sheet1.A2:Sheet1.A7</svg:desc>
                </draw:g>
              </table:table-cell>
              <table:table-cell office:value-type="float" office:value="152">
                <text:p>15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017-09-02 09:37 +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7-09-02 09:33 +0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7-09-02 09:29 +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7-09-02 08:54 +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-08-25 21:05 +0000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3.172cm" svg:y="4.204cm" style:legend-expansion="high" chart:style-name="ch2"/>
        <chart:plot-area chart:style-name="ch3" table:cell-range-address="Sheet1.A1:Sheet1.A7 Sheet1.C1:Sheet1.C7" chart:data-source-has-labels="both" svg:x="0.319cm" svg:y="0.18cm" svg:width="12.534cm" svg:height="8.646cm">
          <chartooo:coordinate-region svg:x="2.16cm" svg:y="0.18cm" svg:width="10.693cm" svg:height="5.297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" chart:label-cell-address="Sheet1.C1:Sheet1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2 09:39 +0000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017-09-02 09:37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9:33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9-02 09:29 +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2 08:54 +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-08-25 21:05 +00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legend chart:legend-position="end" svg:x="12.669cm" svg:y="4.203cm" style:legend-expansion="high" chart:style-name="ch2"/>
        <chart:plot-area chart:style-name="ch3" table:cell-range-address="Sheet1.A1:Sheet1.A7 Sheet1.D1:Sheet1.D7" chart:data-source-has-labels="both" svg:x="0.396cm" svg:y="-0.019cm" svg:width="12.062cm" svg:height="8.644cm">
          <chartooo:coordinate-region svg:x="2.312cm" svg:y="0.18cm" svg:width="10.146cm" svg:height="5.295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chart:label-cell-address="Sheet1.D1:Sheet1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agemen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9-02 09:39 +0000</text:p>
                <draw:g>
                  <svg:desc>Sheet1.A2:Sheet1.A7</svg:desc>
                </draw:g>
              </table:table-cell>
              <table:table-cell office:value-type="float" office:value="0.00657894736842105">
                <text:p>0.00657894736842105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017-09-02 09:37 +0000</text:p>
              </table:table-cell>
              <table:table-cell office:value-type="float" office:value="0.0091743119266055">
                <text:p>0.0091743119266055</text:p>
              </table:table-cell>
            </table:table-row>
            <table:table-row>
              <table:table-cell office:value-type="string">
                <text:p>2017-09-02 09:33 +0000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string">
                <text:p>2017-09-02 09:29 +0000</text:p>
              </table:table-cell>
              <table:table-cell office:value-type="float" office:value="0.0173913043478261">
                <text:p>0.0173913043478261</text:p>
              </table:table-cell>
            </table:table-row>
            <table:table-row>
              <table:table-cell office:value-type="string">
                <text:p>2017-09-02 08:54 +0000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2017-08-25 21:05 +0000</text:p>
              </table:table-cell>
              <table:table-cell office:value-type="float" office:value="0.0114068441064639">
                <text:p>0.0114068441064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